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9.0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69cm" fo:min-width="3.092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3.9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897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3.85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97cm" fo:min-width="2.86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839cm"/>
      <style:paragraph-properties style:writing-mode="lr-tb"/>
    </style:style>
    <style:style style:name="gr14" style:family="graphic" style:parent-style-name="standard">
      <style:graphic-properties draw:textarea-horizontal-align="center" draw:textarea-vertical-align="middle" draw:auto-grow-height="false" fo:min-height="4.259cm" fo:min-width="3.627cm" fo:wrap-option="wrap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objectwithoutfill">
      <style:graphic-properties draw:marker-end="Arrowheads_20_8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151cm" fo:min-width="2.1cm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525cm" svg:height="6.35cm" svg:x="2.27cm" svg:y="1.31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4.127cm" svg:x="6.715cm" svg:y="10.843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10" draw:id="id10" draw:layer="layout" svg:x1="8.62cm" svg:y1="7.667cm" svg:x2="8.62cm" svg:y2="10.842cm">
          <text:p/>
        </draw:line>
        <draw:custom-shape draw:style-name="gr4" draw:text-style-name="P1" xml:id="id2" draw:id="id2" draw:layer="layout" svg:width="4.445cm" svg:height="3.175cm" svg:x="2.27cm" svg:y="16.558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5.397cm" svg:height="1.905cm" svg:x="9.255cm" svg:y="17.193cm">
          <text:p text:style-name="P1">RENDER COMMAN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715cm" svg:y1="18.145cm" svg:x2="9.255cm" svg:y2="18.145cm">
          <text:p/>
        </draw:line>
        <draw:polygon draw:style-name="gr7" draw:text-style-name="P1" draw:layer="layout" svg:width="3.491cm" svg:height="2.857cm" svg:x="1.318cm" svg:y="9.89cm" svg:viewBox="0 0 3492 2858" draw:points="0,0 0,2858 2540,2858 2540,2223 3492,2540 3492,318 2857,635 2857,0">
          <text:p text:style-name="P3">CAMERA</text:p>
        </draw:polygon>
        <draw:line draw:style-name="gr8" draw:text-style-name="P2" draw:layer="layout" svg:x1="2.905cm" svg:y1="16.558cm" svg:x2="2.905cm" svg:y2="12.748cm">
          <text:p/>
        </draw:line>
        <draw:custom-shape draw:style-name="gr9" draw:text-style-name="P1" xml:id="id4" draw:id="id4" draw:layer="layout" svg:width="4.35cm" svg:height="1.905cm" svg:x="14.97cm" svg:y="13.383cm">
          <text:p text:style-name="P1">RENDERER API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-1.403cm" svg:x1="2.27cm" svg:y1="4.492cm" svg:x2="2.27cm" svg:y2="18.145cm" draw:start-shape="id1" draw:start-glue-point="3" draw:end-shape="id2" draw:end-glue-point="3" svg:d="M2270 4492h-1905v13653h1905" svg:viewBox="0 0 1906 13654">
          <text:p/>
        </draw:connector>
        <draw:connector draw:style-name="gr10" draw:text-style-name="P3" draw:layer="layout" svg:x1="14.652cm" svg:y1="18.145cm" svg:x2="17.145cm" svg:y2="15.288cm" draw:start-shape="id3" draw:start-glue-point="1" draw:end-shape="id4" draw:end-glue-point="2" svg:d="M14652 18145h2493v-2857" svg:viewBox="0 0 2494 2858">
          <text:p/>
        </draw:connector>
        <draw:line draw:style-name="gr11" draw:text-style-name="P4" draw:layer="layout" svg:x1="11.477cm" svg:y1="12.112cm" svg:x2="12.747cm" svg:y2="11.16cm">
          <text:p/>
        </draw:line>
        <draw:custom-shape draw:style-name="gr12" draw:text-style-name="P5" xml:id="id5" draw:id="id5" draw:layer="layout" svg:width="4.763cm" svg:height="1.905cm" svg:x="11.795cm" svg:y="9.572cm">
          <text:p text:style-name="P5">LAY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11.795cm" svg:y1="4.492cm" svg:x2="14.177cm" svg:y2="9.572cm" draw:start-shape="id1" draw:start-glue-point="1" draw:end-shape="id5" draw:end-glue-point="4" svg:d="M11795 4492h2382v5080" svg:viewBox="0 0 2383 5081">
          <text:p/>
        </draw:connector>
        <draw:custom-shape draw:style-name="gr13" draw:text-style-name="P5" xml:id="id8" draw:id="id8" draw:layer="layout" svg:width="3.493cm" svg:height="1.588cm" svg:x="17.192cm" svg:y="7.985cm">
          <text:p text:style-name="P5">EV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7" draw:id="id7" draw:layer="layout" svg:width="4.127cm" svg:height="4.509cm" draw:transform="rotate (-0.0129154364647584) translate (22.014cm 7.985cm)">
          <text:p text:style-name="P5">DISPATCHEER</text:p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onnector draw:style-name="gr15" draw:text-style-name="P4" draw:layer="layout" draw:type="curve" svg:x1="11.795cm" svg:y1="12.907cm" svg:x2="24.019cm" svg:y2="12.52cm" draw:start-shape="id6" draw:start-glue-point="10" draw:end-shape="id7" draw:end-glue-point="2" svg:d="M11795 12907c7665 0 6387 62 7527 156s4697 222 4697-543" svg:viewBox="0 0 12225 615">
          <text:p/>
        </draw:connector>
        <draw:connector draw:style-name="gr16" draw:text-style-name="P4" draw:layer="layout" draw:type="curve" svg:x1="18.938cm" svg:y1="9.573cm" svg:x2="11.795cm" svg:y2="12.907cm" draw:start-shape="id8" draw:start-glue-point="2" draw:end-shape="id6" draw:end-glue-point="10" svg:d="M18938 9573c0 2223-2381 3334-7143 3334" svg:viewBox="0 0 7144 3335">
          <text:p/>
        </draw:connector>
        <draw:connector draw:style-name="gr17" draw:text-style-name="P4" draw:layer="layout" draw:type="curve" svg:x1="20.685cm" svg:y1="8.779cm" svg:x2="21.985cm" svg:y2="10.239cm" draw:start-shape="id8" draw:start-glue-point="1" draw:end-shape="id7" draw:end-glue-point="3" svg:d="M20685 8779c996 0 346 1460 1300 1460" svg:viewBox="0 0 1301 1461">
          <text:p/>
        </draw:connector>
        <draw:connector draw:style-name="gr18" draw:text-style-name="P4" draw:layer="layout" draw:type="curve" svg:x1="24.077cm" svg:y1="8.012cm" svg:x2="20.303cm" svg:y2="3.995cm" draw:start-shape="id7" draw:start-glue-point="0" svg:d="M24077 8012c0-3408-3774-1400-3774-4017" svg:viewBox="0 0 3775 4018">
          <text:p/>
        </draw:connector>
        <draw:custom-shape draw:style-name="gr19" draw:text-style-name="P6" xml:id="id9" draw:id="id9" draw:layer="layout" svg:width="4.128cm" svg:height="2.223cm" svg:x="18.462cm" svg:y="1.95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0" draw:text-style-name="P4" draw:layer="layout" draw:type="curve" svg:x1="18.978cm" svg:y1="3.064cm" svg:x2="8.62cm" svg:y2="10.842cm" draw:start-shape="id9" draw:start-glue-point="9" draw:end-shape="id10" draw:end-glue-point="2" svg:d="M18978 3064c-8043 0-2864 7778-10358 7778" svg:viewBox="0 0 10359 77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4T18:32:31.672257140</meta:creation-date>
    <meta:editing-duration>PT43M1S</meta:editing-duration>
    <meta:editing-cycles>2</meta:editing-cycles>
    <meta:generator>LibreOffice/7.3.7.2$Linux_X86_64 LibreOffice_project/30$Build-2</meta:generator>
    <dc:date>2023-06-14T19:29:22.016023002</dc:date>
    <meta:document-statistic meta:object-count="22"/>
  </office:meta>
</office:document-meta>
</file>